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1271dc" style:font-size-asian="11pt" style:font-size-complex="11pt"/>
    </style:style>
    <style:style style:name="P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2b2c04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TeXGyreHeros" fo:font-size="12pt" fo:font-weight="bold" officeooo:paragraph-rsid="001107eb" style:font-size-asian="12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paragraph-rsid="001107eb" style:text-blinking="false" fo:background-color="transparent" style:font-size-asian="11pt" style:font-size-complex="11pt"/>
    </style:style>
    <style:style style:name="P5" style:family="paragraph" style:parent-style-name="Text_20_body">
      <style:paragraph-properties fo:margin-top="0.1in" fo:margin-bottom="0.1in" loext:contextual-spacing="false" fo:line-height="100%" fo:text-align="center" style:justify-single-word="fals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style:text-blinking="false" fo:background-color="transparent" style:font-size-asian="10pt" style:font-size-complex="10pt"/>
    </style:style>
    <style:style style:name="P6" style:family="paragraph" style:parent-style-name="Text_20_body">
      <style:paragraph-properties fo:margin-top="0.1in" fo:margin-bottom="0.1in" loext:contextual-spacing="false" fo:line-height="100%" fo:text-align="center" style:justify-single-word="false" fo:break-before="page"/>
      <style:text-properties fo:font-variant="normal" fo:text-transform="none" fo:color="#000000" style:text-line-through-style="none" style:text-line-through-type="none" style:font-name="TeXGyreHeros" fo:font-size="10pt" fo:font-style="normal" style:text-underline-style="none" fo:font-weight="normal" officeooo:paragraph-rsid="001271dc" style:text-blinking="false" fo:background-color="transparent" style:font-size-asian="10pt" style:font-size-complex="10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271dc" officeooo:paragraph-rsid="0033b2cc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officeooo:paragraph-rsid="0033b2cc"/>
    </style:style>
    <style:style style:name="P9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officeooo:paragraph-rsid="003234d4"/>
    </style:style>
    <style:style style:name="P10" style:family="paragraph" style:parent-style-name="Text_20_body">
      <style:paragraph-properties fo:margin-top="0in" fo:margin-bottom="0in" loext:contextual-spacing="false" fo:line-height="100%"/>
      <style:text-properties officeooo:rsid="003234d4" officeooo:paragraph-rsid="0033b2cc"/>
    </style:style>
    <style:style style:name="P11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officeooo:rsid="003234d4" officeooo:paragraph-rsid="001271dc"/>
    </style:style>
    <style:style style:name="P12" style:family="paragraph" style:parent-style-name="Text_20_body">
      <style:paragraph-properties fo:margin-top="0in" fo:margin-bottom="0in" loext:contextual-spacing="false" fo:line-height="100%" fo:text-align="start" style:justify-single-word="false"/>
      <style:text-properties style:font-name="TeXGyreHeros" fo:font-size="11pt" officeooo:rsid="00142f73" officeooo:paragraph-rsid="001271dc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af31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50a61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8474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1107eb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officeooo:rsid="002e9256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1af310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2939f4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3b2cc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50a61" style:text-blinking="false" fo:background-color="transparent" loext:char-shading-value="0" style:font-size-asian="11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659e1" style:text-blinking="false" fo:background-color="transparent" loext:char-shading-value="0" style:font-size-asian="11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8fb50" style:text-blinking="false" fo:background-color="transparent" loext:char-shading-value="0" style:font-size-asian="11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TeXGyreHeros" fo:font-size="11pt" fo:font-style="normal" style:text-underline-style="none" fo:font-weight="normal" officeooo:rsid="00399e0a" style:text-blinking="false" fo:background-color="transparent" loext:char-shading-value="0" style:font-size-asian="11pt" style:font-size-complex="11pt"/>
    </style:style>
    <style:style style:name="T16" style:family="text">
      <style:text-properties style:font-name="TeXGyreHeros" fo:font-size="11pt" style:font-size-asian="11pt" style:font-size-complex="11pt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docs-internal-guid-912e88c5-9367-ab2c-c580-c595f92e9553"/>Universidade do Estado do Rio de Janeiro - Faculdade de Geologia</text:p>
      <text:p text:style-name="P3"><text:span text:style-name="T5">Geofísica </text:span><text:span text:style-name="T6">1</text:span><text:span text:style-name="T5"> </text:span><text:span text:style-name="T6">|</text:span><text:span text:style-name="T5"> Prática </text:span><text:span text:style-name="T7">6</text:span><text:span text:style-name="T5"> – </text:span><text:span text:style-name="T7">Magnetometria –</text:span><text:span text:style-name="T6"> </text:span><text:span text:style-name="T7">IGRF e Anomalia de Campo Total</text:span></text:p>
      <text:p text:style-name="P5">Nome:______________________________________________________ <text:s/>Data:______________________</text:p>
      <text:p text:style-name="P8"><text:span text:style-name="T8">1)</text:span><text:span text:style-name="T9"> </text:span><text:span text:style-name="T11">Explique quantas e quais componentes são necessárias para descrever o campo magnético do IGRF. </text:span><text:span text:style-name="T10">Mostre a relação </text:span><text:span text:style-name="T11">entre as componentes </text:span><text:span text:style-name="T10">com o vetor campo magnético em uma figura.</text:span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0"/></text:p>
      <text:p text:style-name="P8"><text:span text:style-name="T11">2) Explique </text:span><text:span text:style-name="T12">o que é </text:span><text:span text:style-name="T11">a anomalia magnética de campo total, o que é cada elemento da fórmula abaixo e o que eles representam. </text:span><text:span text:style-name="T13">Fale sobre os fatores que influenciam </text:span><text:span text:style-name="T15">e os que não influenciam</text:span><text:span text:style-name="T13"> a anomalia. </text:span><text:span text:style-name="T15">Faça um paralelo com a gravimetria.</text:span></text:p>
      <text:p text:style-name="P8"><text:span text:style-name="T13"/></text:p>
      <text:p text:style-name="P9"><text:span text:style-name="T16"><draw:frame draw:style-name="fr1" draw:name="Object1" text:anchor-type="as-char" svg:y="-0.1484in" svg:width="1.0083in" svg:height="0.19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Nome:______________________________________________________ <text:s/>Data:______________________</text:p>
      <text:p text:style-name="P2"><text:span text:style-name="T3">3</text:span><text:span text:style-name="T1">) </text:span><text:span text:style-name="T4">O que acontece com o campo induzido no cubo quando a inclinação do campo da Terra varia? Abaixo, faça um esboço da anomalia magnética de campo total que seria medida na superfície (linha preta do gráfico) para os seguintes casos: (a) +45º de inclinação (b) -45° de inclinação (c) no Equador (d) no polo Sul (e) no polo Norte.</text:span></text:p>
      <text:p text:style-name="P11"><text:span text:style-name="T10"/></text:p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eXGyreHeros" svg:font-family="TeXGyreHer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Uieda</meta:initial-creator>
    <meta:creation-date>2015-09-03T10:30:50.305053225</meta:creation-date>
    <dc:date>2015-10-22T12:00:27.426658390</dc:date>
    <dc:creator>Leonardo Uieda</dc:creator>
    <meta:editing-duration>PT1H48M1S</meta:editing-duration>
    <meta:editing-cycles>38</meta:editing-cycles>
    <meta:generator>LibreOffice/5.0.1.2$Linux_X86_64 LibreOffice_project/00m0$Build-2</meta:generator>
    <meta:document-statistic meta:table-count="0" meta:image-count="0" meta:object-count="1" meta:page-count="2" meta:paragraph-count="8" meta:word-count="159" meta:character-count="1051" meta:non-whitespace-character-count="895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row>
          <mrow>
            <mo fence="true" stretchy="false">|</mo>
            <mrow>
              <mover accent="true">
                <mi>H</mi>
                <mo stretchy="true">⃗</mo>
              </mover>
            </mrow>
            <mo fence="true" stretchy="false">|</mo>
          </mrow>
          <mo stretchy="false">−</mo>
          <mrow>
            <mo fence="true" stretchy="false">|</mo>
            <mrow>
              <mover accent="true">
                <mi>T</mi>
                <mo stretchy="true">⃗</mo>
              </mover>
            </mrow>
            <mo fence="true" stretchy="false">|</mo>
          </mrow>
        </mrow>
      </mrow>
    </mrow>
    <annotation encoding="StarMath 5.0">%DELTA T = lline widevec {H}  rline - lline widevec {T}  rline </annotation>
  </semantics>
</math>
</file>